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08cm"/>
      <style:paragraph-properties style:writing-mode="lr-tb"/>
    </style:style>
    <style:style style:name="gr2" style:family="graphic" style:parent-style-name="objectwithoutfill">
      <style:graphic-properties draw:stroke="dash" draw:stroke-dash="Dot" svg:stroke-color="#000000" draw:fill="none" draw:textarea-horizontal-align="center" draw:textarea-vertical-align="middle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508cm" fo:min-width="1.143cm"/>
      <style:paragraph-properties style:writing-mode="lr-tb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0.508cm" fo:min-width="2.297cm"/>
      <style:paragraph-properties style:writing-mode="lr-tb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0.508cm" fo:min-width="2.301cm"/>
      <style:paragraph-properties style:writing-mode="lr-tb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0.508cm" fo:min-width="8.026cm"/>
      <style:paragraph-properties style:writing-mode="lr-tb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0.508cm" fo:min-width="2.296cm"/>
      <style:paragraph-properties style:writing-mode="lr-tb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0.508cm" fo:min-width="2.295cm"/>
      <style:paragraph-properties style:writing-mode="lr-tb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0.508cm" fo:min-width="3.443cm"/>
      <style:paragraph-properties style:writing-mode="lr-tb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0.508cm" fo:min-width="11.48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6pt" style:font-size-asian="6pt" style:font-size-complex="6pt"/>
    </style:style>
    <style:style style:name="P4" style:family="paragraph">
      <loext:graphic-properties draw:fill-color="#eeeeee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0.51cm" svg:height="0.239cm" svg:x="1.122cm" svg:y="5.142cm">
          <draw:text-box>
            <text:p><text:span text:style-name="T1">Stride</text:span></text:p>
          </draw:text-box>
        </draw:frame>
        <draw:line draw:style-name="gr2" draw:text-style-name="P2" draw:layer="layout" svg:x1="2.532cm" svg:y1="6.012cm" svg:x2="2.532cm" svg:y2="5cm">
          <text:p/>
        </draw:line>
        <draw:custom-shape draw:style-name="gr3" draw:text-style-name="P4" draw:layer="layout" svg:width="1.143cm" svg:height="0.508cm" svg:x="0.235cm" svg:y="5.508cm">
          <text:p text:style-name="P3">Int32 <text:span text:style-name="T1">Heigh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1.386cm" svg:y="5.508cm">
          <text:p text:style-name="P3">Int32 <text:span text:style-name="T1">Widt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7.136cm" svg:y="5.508cm">
          <text:p text:style-name="P3">Int32 <text:span text:style-name="T1">In</text:span><text:span text:style-name="T1">pu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8.29cm" svg:y="5.508cm">
          <text:p text:style-name="P3">Int32 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9.443cm" svg:y="5.508cm">
          <text:p text:style-name="P3">Int32 <text:span text:style-name="T1">Outp</text:span><text:span text:style-name="T1">u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10.59cm" svg:y="5.508cm">
          <text:p text:style-name="P3">Float32 <text:span text:style-name="T1">Ma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11.736cm" svg:y="5.508cm">
          <text:p text:style-name="P3">Float32 <text:span text:style-name="T1">M</text:span><text:span text:style-name="T1">i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12.883cm" svg:y="5.508cm">
          <text:p text:style-name="P3">Int32 <text:span text:style-name="T1">Ma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14.028cm" svg:y="5.508cm">
          <text:p text:style-name="P3">Int32 <text:span text:style-name="T1">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2.537cm" svg:y="5.508cm">
          <text:p text:style-name="P3">Int32 <text:span text:style-name="T1">Heigh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3.688cm" svg:y="5.508cm">
          <text:p text:style-name="P3">Int32 <text:span text:style-name="T1">Widt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4.838cm" svg:y="5.508cm">
          <text:p text:style-name="P3">Int32 <text:span text:style-name="T1">Heigh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5.989cm" svg:y="5.508cm">
          <text:p text:style-name="P3">Int32 <text:span text:style-name="T1">Width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33cm" svg:y1="6.012cm" svg:x2="4.833cm" svg:y2="5cm">
          <text:p/>
        </draw:line>
        <draw:line draw:style-name="gr2" draw:text-style-name="P2" draw:layer="layout" svg:x1="7.133cm" svg:y1="6.012cm" svg:x2="7.133cm" svg:y2="5cm">
          <text:p/>
        </draw:line>
        <draw:frame draw:style-name="gr1" draw:text-style-name="P1" draw:layer="layout" svg:width="0.696cm" svg:height="0.239cm" svg:x="3.337cm" svg:y="5.143cm">
          <draw:text-box>
            <text:p><text:span text:style-name="T1">Dilati</text:span><text:span text:style-name="T1">on</text:span></text:p>
          </draw:text-box>
        </draw:frame>
        <draw:frame draw:style-name="gr1" draw:text-style-name="P1" draw:layer="layout" svg:width="0.696cm" svg:height="0.239cm" svg:x="5.637cm" svg:y="5.144cm">
          <draw:text-box>
            <text:p><text:span text:style-name="T1">Padding</text:span></text:p>
          </draw:text-box>
        </draw:frame>
        <draw:line draw:style-name="gr2" draw:text-style-name="P2" draw:layer="layout" svg:x1="10.587cm" svg:y1="6.012cm" svg:x2="10.587cm" svg:y2="5cm">
          <text:p/>
        </draw:line>
        <draw:line draw:style-name="gr2" draw:text-style-name="P2" draw:layer="layout" svg:x1="12.88cm" svg:y1="6.012cm" svg:x2="12.88cm" svg:y2="5cm">
          <text:p/>
        </draw:line>
        <draw:custom-shape draw:style-name="gr3" draw:text-style-name="P4" draw:layer="layout" svg:width="1.143cm" svg:height="0.508cm" svg:x="15.177cm" svg:y="5.508cm">
          <text:p text:style-name="P3">Int32 DM<text:span text:style-name="T1">u</text:span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3cm" svg:height="0.508cm" svg:x="16.325cm" svg:y="5.508cm">
          <text:p text:style-name="P3">Int32 OT<text:span text:style-name="T1">y</text:span><text:span text:style-name="T1">p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173cm" svg:y1="6.012cm" svg:x2="15.173cm" svg:y2="5cm">
          <text:p/>
        </draw:line>
        <draw:line draw:style-name="gr2" draw:text-style-name="P2" draw:layer="layout" svg:x1="16.322cm" svg:y1="6.012cm" svg:x2="16.322cm" svg:y2="5cm">
          <text:p/>
        </draw:line>
        <draw:frame draw:style-name="gr1" draw:text-style-name="P1" draw:layer="layout" svg:width="0.531cm" svg:height="0.239cm" svg:x="8.601cm" svg:y="5.145cm">
          <draw:text-box>
            <text:p><text:span text:style-name="T1">Offset</text:span></text:p>
          </draw:text-box>
        </draw:frame>
        <draw:frame draw:style-name="gr1" draw:text-style-name="P1" draw:layer="layout" svg:width="0.895cm" svg:height="0.239cm" svg:x="11.286cm" svg:y="5.146cm">
          <draw:text-box>
            <text:p><text:span text:style-name="T1">Activation</text:span></text:p>
          </draw:text-box>
        </draw:frame>
        <draw:frame draw:style-name="gr1" draw:text-style-name="P1" draw:layer="layout" svg:width="1.759cm" svg:height="0.239cm" svg:x="13.147cm" svg:y="5.147cm">
          <draw:text-box>
            <text:p><text:span text:style-name="T1">Quan</text:span><text:span text:style-name="T1">tized </text:span><text:span text:style-name="T1">activ</text:span><text:span text:style-name="T1">ation</text:span></text:p>
          </draw:text-box>
        </draw:frame>
        <draw:frame draw:style-name="gr1" draw:text-style-name="P1" draw:layer="layout" svg:width="0.904cm" svg:height="0.239cm" svg:x="15.296cm" svg:y="5.148cm">
          <draw:text-box>
            <text:p><text:span text:style-name="T1">Dept</text:span><text:span text:style-name="T1">h mul</text:span></text:p>
          </draw:text-box>
        </draw:frame>
        <draw:frame draw:style-name="gr1" draw:text-style-name="P1" draw:layer="layout" svg:width="0.857cm" svg:height="0.239cm" svg:x="16.475cm" svg:y="5.149cm">
          <draw:text-box>
            <text:p><text:span text:style-name="T1">Tensor </text:span><text:span text:style-name="T1">op</text:span></text:p>
          </draw:text-box>
        </draw:frame>
        <draw:line draw:style-name="gr2" draw:text-style-name="P2" draw:layer="layout" svg:x1="0.232cm" svg:y1="6.012cm" svg:x2="0.232cm" svg:y2="5cm">
          <text:p/>
        </draw:line>
        <draw:line draw:style-name="gr2" draw:text-style-name="P2" draw:layer="layout" svg:x1="17.469cm" svg:y1="6.012cm" svg:x2="17.469cm" svg:y2="5cm">
          <text:p/>
        </draw:line>
        <draw:frame draw:style-name="gr1" draw:text-style-name="P6" draw:layer="layout" svg:width="3.262cm" svg:height="0.314cm" svg:x="0.322cm" svg:y="4.443cm">
          <draw:text-box>
            <text:p text:style-name="P5">c) Convolution parameters</text:p>
          </draw:text-box>
        </draw:frame>
        <draw:frame draw:style-name="gr1" draw:text-style-name="P1" draw:layer="layout" svg:width="0.984cm" svg:height="0.239cm" svg:x="8.923cm" svg:y="2.943cm">
          <draw:text-box>
            <text:p><text:span text:style-name="T1">Input </text:span><text:span text:style-name="T1">shape</text:span></text:p>
          </draw:text-box>
        </draw:frame>
        <draw:line draw:style-name="gr2" draw:text-style-name="P2" draw:layer="layout" svg:x1="10.569cm" svg:y1="3.813cm" svg:x2="10.569cm" svg:y2="2.801cm">
          <text:p/>
        </draw:line>
        <draw:custom-shape draw:style-name="gr4" draw:text-style-name="P4" draw:layer="layout" svg:width="2.297cm" svg:height="0.508cm" svg:x="8.272cm" svg:y="3.309cm">
          <text:p text:style-name="P3">Int32 <text:span text:style-name="T1">dimentions[4]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301cm" svg:height="0.508cm" svg:x="15.173cm" svg:y="3.309cm">
          <text:p text:style-name="P3"><text:span text:style-name="T1">Int32 dimentions[4]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026cm" svg:height="0.508cm" svg:x="0.242cm" svg:y="3.309cm">
          <text:p text:style-name="P3">Convolution paramet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.296cm" svg:height="0.508cm" svg:x="10.574cm" svg:y="3.309cm">
          <text:p text:style-name="P3"><text:span text:style-name="T1">Int32 </text:span><text:span text:style-name="T1">dimentions[4]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295cm" svg:height="0.508cm" svg:x="12.875cm" svg:y="3.309cm">
          <text:p text:style-name="P3"><text:span text:style-name="T1">Int32 </text:span><text:span text:style-name="T1">dime</text:span><text:span text:style-name="T1">ntions</text:span><text:span text:style-name="T1">[4]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87cm" svg:y1="3.813cm" svg:x2="12.87cm" svg:y2="2.801cm">
          <text:p/>
        </draw:line>
        <draw:line draw:style-name="gr2" draw:text-style-name="P2" draw:layer="layout" svg:x1="15.17cm" svg:y1="3.813cm" svg:x2="15.17cm" svg:y2="2.801cm">
          <text:p/>
        </draw:line>
        <draw:frame draw:style-name="gr1" draw:text-style-name="P1" draw:layer="layout" svg:width="0.997cm" svg:height="0.239cm" svg:x="11.218cm" svg:y="2.944cm">
          <draw:text-box>
            <text:p><text:span text:style-name="T1">Filter shape</text:span></text:p>
          </draw:text-box>
        </draw:frame>
        <draw:frame draw:style-name="gr1" draw:text-style-name="P1" draw:layer="layout" svg:width="0.908cm" svg:height="0.239cm" svg:x="13.566cm" svg:y="2.945cm">
          <draw:text-box>
            <text:p><text:span text:style-name="T1">Bias shape</text:span></text:p>
          </draw:text-box>
        </draw:frame>
        <draw:frame draw:style-name="gr1" draw:text-style-name="P1" draw:layer="layout" svg:width="1.124cm" svg:height="0.239cm" svg:x="15.752cm" svg:y="2.946cm">
          <draw:text-box>
            <text:p><text:span text:style-name="T1">Outp</text:span><text:span text:style-name="T1">ut </text:span><text:span text:style-name="T1">shape</text:span></text:p>
          </draw:text-box>
        </draw:frame>
        <draw:line draw:style-name="gr2" draw:text-style-name="P2" draw:layer="layout" svg:x1="17.475cm" svg:y1="3.813cm" svg:x2="17.475cm" svg:y2="2.801cm">
          <text:p/>
        </draw:line>
        <draw:line draw:style-name="gr2" draw:text-style-name="P2" draw:layer="layout" svg:x1="8.268cm" svg:y1="4.312cm" svg:x2="8.268cm" svg:y2="2.801cm">
          <text:p/>
        </draw:line>
        <draw:frame draw:style-name="gr1" draw:text-style-name="P6" draw:layer="layout" svg:width="2.707cm" svg:height="0.314cm" svg:x="0.321cm" svg:y="2.244cm">
          <draw:text-box>
            <text:p text:style-name="P5">b) Convolution profile</text:p>
          </draw:text-box>
        </draw:frame>
        <draw:line draw:style-name="gr2" draw:text-style-name="P2" draw:layer="layout" svg:x1="0.236cm" svg:y1="3.813cm" svg:x2="0.236cm" svg:y2="2.801cm">
          <text:p/>
        </draw:line>
        <draw:custom-shape draw:style-name="gr9" draw:text-style-name="P4" draw:layer="layout" svg:width="3.443cm" svg:height="0.508cm" svg:x="14.032cm" svg:y="1.029cm">
          <text:p text:style-name="P3"><text:span text:style-name="T1">Bias tenso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97cm" svg:height="0.508cm" svg:x="0.243cm" svg:y="1.029cm">
          <text:p text:style-name="P3">Convolution pro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1.487cm" svg:height="0.508cm" svg:x="2.545cm" svg:y="1.029cm">
          <text:p text:style-name="P3"><text:span text:style-name="T1">Filte</text:span><text:span text:style-name="T1">r </text:span><text:span text:style-name="T1">tens</text:span><text:span text:style-name="T1">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032cm" svg:y1="1.533cm" svg:x2="14.032cm" svg:y2="0.521cm">
          <text:p/>
        </draw:line>
        <draw:line draw:style-name="gr2" draw:text-style-name="P2" draw:layer="layout" svg:x1="17.476cm" svg:y1="1.533cm" svg:x2="17.476cm" svg:y2="0.521cm">
          <text:p/>
        </draw:line>
        <draw:frame draw:style-name="gr1" draw:text-style-name="P6" draw:layer="layout" svg:width="4.185cm" svg:height="0.314cm" svg:x="0.322cm" svg:y="-0.036cm">
          <draw:text-box>
            <text:p text:style-name="P5">a) Setup transaction buffer stream</text:p>
          </draw:text-box>
        </draw:frame>
        <draw:line draw:style-name="gr2" draw:text-style-name="P2" draw:layer="layout" svg:x1="0.237cm" svg:y1="1.533cm" svg:x2="0.237cm" svg:y2="0.521cm">
          <text:p/>
        </draw:line>
        <draw:line draw:style-name="gr2" draw:text-style-name="P2" draw:layer="layout" svg:x1="8.268cm" svg:y1="4.312cm" svg:x2="17.469cm" svg:y2="5cm">
          <text:p/>
        </draw:line>
        <draw:line draw:style-name="gr2" draw:text-style-name="P2" draw:layer="layout" svg:x1="2.54cm" svg:y1="2.05cm" svg:x2="2.54cm" svg:y2="0.539cm">
          <text:p/>
        </draw:line>
        <draw:line draw:style-name="gr2" draw:text-style-name="P2" draw:layer="layout" svg:x1="2.54cm" svg:y1="2.05cm" svg:x2="17.475cm" svg:y2="2.8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27T18:36:15.116769609</dc:date>
    <meta:editing-duration>PT16H42M14S</meta:editing-duration>
    <meta:editing-cycles>81</meta:editing-cycles>
    <meta:document-statistic meta:object-count="59"/>
  </office:meta>
</office:document-meta>
</file>